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A5000003BD3BFE69AD808888BF.png" manifest:media-type="image/png"/>
  <manifest:file-entry manifest:full-path="Pictures/10000000000001AE000001AE4F0A856AF746AAB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71136" draw:opacity="10%" draw:opacity-name="" draw:textarea-horizontal-align="justify" draw:textarea-vertical-align="middle" draw:auto-grow-height="false" fo:min-height="0.55cm" fo:min-width="6.1cm" draw:shadow="hidden" draw:shadow-opacity="0%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textarea-vertical-align="middle" draw:auto-grow-height="true" fo:min-height="2.629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629cm"/>
    </style:style>
    <style:style style:name="pr7" style:family="presentation" style:parent-style-name="默认-outline1">
      <style:graphic-properties fo:min-height="10.413cm"/>
    </style:style>
    <style:style style:name="co1" style:family="table-column">
      <style:table-column-properties style:column-width="7.914cm" style:use-optimal-column-width="false"/>
    </style:style>
    <style:style style:name="co2" style:family="table-column">
      <style:table-column-properties style:column-width="17.285cm" style:use-optimal-column-width="false"/>
    </style:style>
    <style:style style:name="ro1" style:family="table-row">
      <style:table-row-properties style:row-height="1.593cm"/>
    </style:style>
    <style:style style:name="ro2" style:family="table-row">
      <style:table-row-properties style:row-height="2.912cm"/>
    </style:style>
    <style:style style:name="ro3" style:family="table-row">
      <style:table-row-properties style:row-height="2.231cm"/>
    </style:style>
    <style:style style:name="ce1" style:family="table-cell">
      <loext:graphic-properties draw:fill="none"/>
      <style:paragraph-properties fo:border="0.03pt solid #1c1c1c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/>
      <style:paragraph-properties fo:border="0.03pt solid #1c1c1c"/>
      <style:text-properties style:font-name="Courier10 BT" fo:font-size="24pt" style:font-size-asian="24pt" style:font-size-complex="24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71136" draw:opacity="10%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ourier10 BT"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e181e" fo:font-size="26pt" style:font-size-asian="26pt" style:font-size-complex="2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reeMono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创建带参数的二维码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draw:style-name="gr2" draw:text-style-name="P3" draw:layer="layout" svg:width="27.6cm" svg:height="15.527cm" svg:x="0.2cm" svg:y="0.1cm" presentation:class="graphic" presentation:user-transformed="true">
          <draw:image xlink:href="Pictures/10000000000006A5000003BD3BFE69AD808888BF.png" xlink:type="simple" xlink:show="embed" xlink:actuate="onLoad">
            <text:p/>
          </draw:image>
        </draw:frame>
        <draw:custom-shape draw:style-name="gr3" draw:text-style-name="P4" draw:layer="layout" svg:width="6.6cm" svg:height="0.8cm" svg:x="10.8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6">业务需求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场景1：你所在的公司需要业务员推广用户，并且要根据推广的用户数量计算业绩。</text:p>
              </text:list-item>
              <text:list-item>
                <text:p>场景2：你所在的公司同时还设定了一些推广地点，并且需要知道关注用户的来源用于统计分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实现方案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解决这个问题，需要在用户扫描二维码时通知开发者服务器，并且要携带足够的信息。</text:p>
              </text:list-item>
              <text:list-item>
                <text:p><text:span text:style-name="T1">这意味着用户扫描的公众号二维码需要一些额外</text:span>的参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微信公众号提供的操作方式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生成带参数的二维码。</text:p>
              </text:list-item>
              <text:list-item>
                <text:p>扫描带参数二维码事件消息推送。</text:p>
              </text:list-item>
            </text:list>
            <text:p>之前已经处理过事件消息，接下来要做的就是研究如何生成带参数的二维码图片。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6">带参数二维码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用户扫描二维码，开发者服务器会收到通知。</text:p>
              </text:list-item>
              <text:list-item>
                <text:p>右侧是测试号二维码。</text:p>
              </text:list-item>
            </text:list>
          </draw:text-box>
        </draw:frame>
        <draw:frame draw:style-name="gr4" draw:text-style-name="P3" draw:layer="layout" svg:width="9.101cm" svg:height="9.101cm" svg:x="17.4cm" svg:y="5.599cm">
          <draw:image xlink:href="Pictures/10000000000001AE000001AE4F0A856AF746AAB8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 text:style-name="P6">获取二维码图片的过程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整体流程需要3个接口调用：</text:p>
                <text:p>1. 先获取access_token。</text:p>
                <text:p>2. 使用access_token获取ticket。</text:p>
                <text:p>3. 使用ticket获取二维码图片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6">获取ticket接口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https://api.weixin.qq.com/cgi-bin/qrcode/create?access_token=TOKEN</text:p>
              </text:list-item>
              <text:list-item>
                <text:p>请求类型：POST</text:p>
              </text:list-item>
              <text:list-item>
                <text:p>提交参数示例：</text:p>
              </text:list-item>
            </text:list>
            <text:p><text:span text:style-name="T2">{"expire_seconds": 604800, "action_name": </text:span><text:span text:style-name="T2">"QR_SCENE", "action_info": {"scene": </text:span><text:span text:style-name="T2">{"scene_id": 123}}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 text:style-name="P6">提交参数说明</text:p>
          </draw:text-box>
        </draw:frame>
        <draw:frame draw:style-name="standard" draw:layer="layout" svg:width="25.198cm" svg:height="11.51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参数</text:span></text:p>
              </table:table-cell>
              <table:table-cell>
                <text:p><text:span text:style-name="T3">说明</text:span></text:p>
              </table:table-cell>
            </table:table-row>
            <table:table-row table:style-name="ro1" table:default-cell-style-name="ce2">
              <table:table-cell>
                <text:p><text:span text:style-name="T4">expire_seconds</text:span></text:p>
              </table:table-cell>
              <table:table-cell>
                <text:p><text:span text:style-name="T4">二维码有效时间，以秒为单位</text:span></text:p>
              </table:table-cell>
            </table:table-row>
            <table:table-row table:style-name="ro1" table:default-cell-style-name="ce2">
              <table:table-cell>
                <text:p><text:span text:style-name="T4">action_name</text:span></text:p>
              </table:table-cell>
              <table:table-cell>
                <text:p><text:span text:style-name="T4">二维码类型，有临时和永久的区别。</text:span></text:p>
              </table:table-cell>
            </table:table-row>
            <table:table-row table:style-name="ro1" table:default-cell-style-name="ce2">
              <table:table-cell>
                <text:p><text:span text:style-name="T4">action_info</text:span></text:p>
              </table:table-cell>
              <table:table-cell>
                <text:p><text:span text:style-name="T4">二维码详细信息</text:span></text:p>
              </table:table-cell>
            </table:table-row>
            <table:table-row table:style-name="ro2" table:default-cell-style-name="ce2">
              <table:table-cell>
                <text:p><text:span text:style-name="T4">scene_id</text:span></text:p>
              </table:table-cell>
              <table:table-cell>
                <text:p><text:span text:style-name="T4">场景值</text:span><text:span text:style-name="T4">ID</text:span><text:span text:style-name="T4">，临时二维码为</text:span><text:span text:style-name="T4">32</text:span><text:span text:style-name="T4">位非</text:span><text:span text:style-name="T4">0</text:span><text:span text:style-name="T4">整型，永久二维码最大值为</text:span><text:span text:style-name="T4">100000</text:span></text:p>
              </table:table-cell>
            </table:table-row>
            <table:table-row table:style-name="ro3" table:default-cell-style-name="ce2">
              <table:table-cell>
                <text:p><text:span text:style-name="T4">scene_str</text:span></text:p>
              </table:table-cell>
              <table:table-cell>
                <text:p><text:span text:style-name="T4">字符串形式的</text:span><text:span text:style-name="T4">ID</text:span><text:span text:style-name="T4">，长度限制为</text:span><text:span text:style-name="T4">1</text:span><text:span text:style-name="T4">到</text:span><text:span text:style-name="T4">6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 text:style-name="P6">二维码类型详细说明</text:p>
          </draw:text-box>
        </draw:frame>
        <draw:frame presentation:style-name="pr7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action_name传递的值为以下4种情况：</text:p>
                <text:list>
                  <text:list-item>
                    <text:p><text:span text:style-name="T2">QR_SCENE <text:s text:c="6"/></text:span><text:span text:style-name="T2">临时的整型参数</text:span></text:p>
                  </text:list-item>
                  <text:list-item>
                    <text:p><text:span text:style-name="T2">QR_STR_SCENE <text:s text:c="2"/></text:span><text:span text:style-name="T2">临时的字符串参数</text:span></text:p>
                  </text:list-item>
                  <text:list-item>
                    <text:p><text:span text:style-name="T2">QR_LIMIT_SCENE </text:span><text:span text:style-name="T2">永久的整型参数</text:span></text:p>
                  </text:list-item>
                  <text:list-item>
                    <text:p><text:span text:style-name="T2">QR_LIMIT_STR_SCENE </text:span><text:span text:style-name="T2">永久的字符串参数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6">获取ticket返回值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正确<text:span text:style-name="T5">：</text:span><text:span text:style-name="T5">{"</text:span><text:span text:style-name="T6">ticket</text:span><text:span text:style-name="T5">":"gQH47joAAAAAAAAAASxodHRwOi8vd2Vp</text:span><text:span text:style-name="T5">eGluLnFxLmNvbS9xL2taZ2Z3TVRtNzJXV1Brb3ZhYmJ</text:span><text:span text:style-name="T5">JAAIEZ23sUwMEmm3sUw==","</text:span><text:span text:style-name="T6">expire_seconds</text:span><text:span text:style-name="T5">":60,</text:span><text:span text:style-name="T5">"</text:span><text:span text:style-name="T6">url</text:span><text:span text:style-name="T5">":"http://weixin.qq.com/q/</text:span><text:span text:style-name="T5">kZgfwMTm72WWPkovabbI"}</text:span></text:p>
              </text:list-item>
              <text:list-item>
                <text:p><text:span text:style-name="T1">错误：</text:span><text:span text:style-name="T1">{</text:span><text:span text:style-name="T7">"errcode":40001,"errmsg":"xxxxxxxxx"</text:span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6">使用ticket获取图片</text:p>
          </draw:text-box>
        </draw:frame>
        <draw:frame presentation:style-name="pr7" draw:layer="layout" svg:width="25.199cm" svg:height="10.663cm" svg:x="1.4cm" svg:y="3.685cm" presentation:class="outline">
          <draw:text-box>
            <text:list text:style-name="L2">
              <text:list-item>
                <text:p>https://mp.weixin.qq.com/cgi-bin/showqrcode?ticket=TI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2" draw:display-name="Transparency 2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13T13:04:26.886971383</dc:date>
    <meta:editing-duration>PT4H17M43S</meta:editing-duration>
    <meta:editing-cycles>46</meta:editing-cycles>
    <meta:generator>LibreOffice/6.0.7.3$Linux_X86_64 LibreOffice_project/00m0$Build-3</meta:generator>
    <meta:document-statistic meta:object-count="70"/>
  </office:meta>
</office:document-meta>
</file>